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officeooo:paragraph-rsid="005d6ca8" style:font-size-asian="10pt" style:font-size-complex="10pt"/>
    </style:style>
    <style:style style:name="P6" style:family="paragraph" style:parent-style-name="Heading_20_2">
      <style:text-properties style:font-name="DejaVu Sans" fo:font-size="10pt" officeooo:paragraph-rsid="0067a343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7a343" officeooo:paragraph-rsid="0067a34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2c666" officeooo:paragraph-rsid="0062c666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624646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624646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9422e" officeooo:paragraph-rsid="0069422e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weight-asian="normal" style:font-size-complex="10pt" style:font-weight-complex="normal"/>
    </style:style>
    <style:style style:name="P3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6ca8" fo:background-color="#ffffff" style:font-size-asian="10pt" style:font-weight-asian="normal" style:font-size-complex="10pt" style:font-weight-complex="normal"/>
    </style:style>
    <style:style style:name="P3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3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0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4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4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4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4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8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font-weight="bold" officeooo:rsid="00680047" style:font-weight-asian="bold" style:font-weight-complex="bold"/>
    </style:style>
    <style:style style:name="T16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officeooo:rsid="000c7a5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1381e8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officeooo:rsid="001381e8"/>
    </style:style>
    <style:style style:name="T24" style:family="text">
      <style:text-properties style:font-name="DejaVu Sans Mono" officeooo:rsid="00157df8"/>
    </style:style>
    <style:style style:name="T25" style:family="text">
      <style:text-properties style:font-name="DejaVu Sans Mono" style:font-weight-asian="normal" style:font-weight-complex="normal"/>
    </style:style>
    <style:style style:name="T26" style:family="text">
      <style:text-properties style:font-name="DejaVu Sans Mono" officeooo:rsid="002113d4" style:font-weight-asian="normal" style:font-weight-complex="normal"/>
    </style:style>
    <style:style style:name="T27" style:family="text">
      <style:text-properties officeooo:rsid="00157df8"/>
    </style:style>
    <style:style style:name="T28" style:family="text">
      <style:text-properties officeooo:rsid="001b0c4d"/>
    </style:style>
    <style:style style:name="T29" style:family="text">
      <style:text-properties officeooo:rsid="001bfa83"/>
    </style:style>
    <style:style style:name="T30" style:family="text">
      <style:text-properties officeooo:rsid="001d9be8"/>
    </style:style>
    <style:style style:name="T31" style:family="text">
      <style:text-properties officeooo:rsid="001f9123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2113d4" style:font-weight-asian="normal" style:font-weight-complex="normal"/>
    </style:style>
    <style:style style:name="T34" style:family="text">
      <style:text-properties officeooo:rsid="00224597" style:font-weight-asian="normal" style:font-weight-complex="normal"/>
    </style:style>
    <style:style style:name="T35" style:family="text">
      <style:text-properties officeooo:rsid="002f2d56" style:font-weight-asian="normal" style:font-weight-complex="normal"/>
    </style:style>
    <style:style style:name="T36" style:family="text">
      <style:text-properties officeooo:rsid="0044e914" style:font-weight-asian="normal" style:font-weight-complex="normal"/>
    </style:style>
    <style:style style:name="T37" style:family="text">
      <style:text-properties officeooo:rsid="00482bc6" style:font-weight-asian="normal" style:font-weight-complex="normal"/>
    </style:style>
    <style:style style:name="T38" style:family="text">
      <style:text-properties officeooo:rsid="004b0b4b" style:font-weight-asian="normal" style:font-weight-complex="normal"/>
    </style:style>
    <style:style style:name="T39" style:family="text">
      <style:text-properties officeooo:rsid="00528aa9" style:font-weight-asian="normal" style:font-weight-complex="normal"/>
    </style:style>
    <style:style style:name="T40" style:family="text">
      <style:text-properties officeooo:rsid="005db9f4" style:font-weight-asian="normal" style:font-weight-complex="normal"/>
    </style:style>
    <style:style style:name="T41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2" style:family="text">
      <style:text-properties style:font-style-asian="normal" style:font-style-complex="normal"/>
    </style:style>
    <style:style style:name="T43" style:family="text">
      <style:text-properties officeooo:rsid="00264836"/>
    </style:style>
    <style:style style:name="T44" style:family="text">
      <style:text-properties officeooo:rsid="0027dd28"/>
    </style:style>
    <style:style style:name="T45" style:family="text">
      <style:text-properties officeooo:rsid="0029bcb0"/>
    </style:style>
    <style:style style:name="T46" style:family="text">
      <style:text-properties style:font-name="DejaVu Sans"/>
    </style:style>
    <style:style style:name="T47" style:family="text">
      <style:text-properties officeooo:rsid="002d30d4"/>
    </style:style>
    <style:style style:name="T48" style:family="text">
      <style:text-properties officeooo:rsid="00313a9e"/>
    </style:style>
    <style:style style:name="T49" style:family="text">
      <style:text-properties officeooo:rsid="003191c3"/>
    </style:style>
    <style:style style:name="T50" style:family="text">
      <style:text-properties officeooo:rsid="0031a82d"/>
    </style:style>
    <style:style style:name="T51" style:family="text">
      <style:text-properties officeooo:rsid="0033918b"/>
    </style:style>
    <style:style style:name="T52" style:family="text">
      <style:text-properties officeooo:rsid="00373c65"/>
    </style:style>
    <style:style style:name="T53" style:family="text">
      <style:text-properties officeooo:rsid="003c8e97"/>
    </style:style>
    <style:style style:name="T54" style:family="text">
      <style:text-properties officeooo:rsid="003f8dff"/>
    </style:style>
    <style:style style:name="T55" style:family="text">
      <style:text-properties officeooo:rsid="0040b973"/>
    </style:style>
    <style:style style:name="T56" style:family="text">
      <style:text-properties officeooo:rsid="0041ba3a"/>
    </style:style>
    <style:style style:name="T57" style:family="text">
      <style:text-properties officeooo:rsid="0044e914"/>
    </style:style>
    <style:style style:name="T58" style:family="text">
      <style:text-properties officeooo:rsid="0047d158"/>
    </style:style>
    <style:style style:name="T59" style:family="text">
      <style:text-properties officeooo:rsid="00518841"/>
    </style:style>
    <style:style style:name="T60" style:family="text">
      <style:text-properties officeooo:rsid="00528aa9"/>
    </style:style>
    <style:style style:name="T61" style:family="text">
      <style:text-properties officeooo:rsid="005aa051"/>
    </style:style>
    <style:style style:name="T62" style:family="text">
      <style:text-properties officeooo:rsid="0062ecb9"/>
    </style:style>
    <style:style style:name="T63" style:family="text">
      <style:text-properties officeooo:rsid="0063c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lyCheck TODOs</text:p>
      <text:list xml:id="list1210590714119628846" text:style-name="LS1">
        <text:list-item>
          <text:p text:style-name="P7">If no errors hide *Flycheck errors* <text:span text:style-name="T31">buffer</text:span></text:p>
        </text:list-item>
        <text:list-item>
          <text:p text:style-name="P8"><text:span text:style-name="T30">S</text:span>ave should restart <text:span text:style-name="T28">current compilation </text:span>(<text:span text:style-name="T29">potentially </text:span>kill<text:span text:style-name="T29">ing</text:span> existing).</text:p>
        </text:list-item>
        <text:list-item>
          <text:p text:style-name="P13">If number of errors change buffer should resized using the same logic as before.</text:p>
        </text:list-item>
        <text:list-item>
          <text:p text:style-name="P13">Clicking on the Flycheck button on the bottom menu should display errors buffers</text:p>
        </text:list-item>
      </text:list>
      <text:p text:style-name="P5">Genera<text:span text:style-name="T19">l</text:span> TODOS</text:p>
      <text:list xml:id="list140624654345783" text:continue-numbering="true" text:style-name="LS1">
        <text:list-item>
          <text:p text:style-name="P30">Detect duplicates: <text:span text:style-name="T6">version(print) version(print)</text:span></text:p>
        </text:list-item>
        <text:list-item>
          <text:p text:style-name="P14">The cast here should not be necessary: <text:span text:style-name="T15">bool x =</text:span><text:span text:style-name="T6"> cast(bool)uniform(0, 2);</text:span></text:p>
        </text:list-item>
        <text:list-item>
          <text:p text:style-name="P15">Detect <text:span text:style-name="T63">and warn about </text:span>duplicate calculations <text:span text:style-name="T62">of pure functions (constant folding) by adding a SHA1-hash table for all expressions.</text:span></text:p>
        </text:list-item>
        <text:list-item>
          <text:p text:style-name="P16"><text:span text:style-name="T32">Better message for </text:span><text:span text:style-name="T40">mutation of AA members in class constructors or functions called from class constructors.</text:span></text:p>
        </text:list-item>
        <text:list-item>
          <text:p text:style-name="P31"/>
        </text:list-item>
        <text:list-item>
          <text:p text:style-name="P31">Better message for unguarded indexings of AA:</text:p>
        </text:list-item>
        <text:list-item>
          <text:p text:style-name="P32"><text:s text:c="16"/>aa[key];</text:p>
        </text:list-item>
        <text:list-item>
          <text:p text:style-name="P32">instead of</text:p>
        </text:list-item>
        <text:list-item>
          <text:p text:style-name="P32"><text:s text:c="12"/>if (key in aa)</text:p>
        </text:list-item>
        <text:list-item>
          <text:p text:style-name="P32"><text:s text:c="16"/>aa[key];</text:p>
        </text:list-item>
        <text:list-item>
          <text:p text:style-name="P32"/>
        </text:list-item>
        <text:list-item>
          <text:p text:style-name="P17"><text:span text:style-name="T61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18">Message Passing <text:span text:style-name="T59">should move R</text:span>eferences <text:span text:style-name="T59">types</text:span> if possible (<text:span text:style-name="T60">if builtin class property </text:span><text:span text:style-name="T13">r.isUnique </text:span><text:span text:style-name="T39">returns true</text:span>) otherwise it copies it <text:span text:style-name="T59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9">Does D optimize expressions such as string_name == “alpha” into only comparing 5 elements?</text:p>
        </text:list-item>
        <text:list-item>
          <text:p text:style-name="P20">Add keyword for spawn<text:span text:style-name="T58">ing</text:span> threads/fibers: <text:span text:style-name="T6">go f(x); </text:span><text:span text:style-name="T37">instead of current </text:span><text:span text:style-name="T10">spawn(&amp;f, x);</text:span><text:line-break/><text:span text:style-name="T57">similar to Go. See: </text:span><text:a xlink:type="simple" xlink:href="https://gobyexample.com/goroutines"><text:span text:style-name="T57">https://go</text:span></text:a><text:a xlink:type="simple" xlink:href="https://gobyexample.com/goroutines"><text:span text:style-name="T36">byexample.co</text:span></text:a><text:a xlink:type="simple" xlink:href="https://gobyexample.com/goroutines"><text:span text:style-name="T57">m/goroutines</text:span></text:a><text:span text:style-name="T57">.<text:line-break/>Perhaps<text:line-break/>- </text:span><text:span text:style-name="T11">sync f(x);</text:span><text:span text:style-name="T57"><text:line-break/>- </text:span><text:span text:style-name="T11">async f(x);</text:span><text:span text:style-name="T36"><text:line-break/></text:span><text:span text:style-name="T38">are good alternatives.</text:span></text:p>
        </text:list-item>
        <text:list-item>
          <text:p text:style-name="P21">Better <text:span text:style-name="T54">diagnostics</text:span> for<text:line-break/> <text:s text:c="3"/>auto v = [1, 2].ptr[0..$];<text:line-break/><text:span text:style-name="T55">Currently errors as: </text:span><text:span text:style-name="T9">Error: undefined identifier __dollar</text:span></text:p>
        </text:list-item>
        <text:list-item>
          <text:p text:style-name="P22">Fix better colorization of DDOC CSS templates</text:p>
        </text:list-item>
        <text:list-item>
          <text:p text:style-name="P23">Make comments accessible as builtin property <text:span text:style-name="T56">both in compile-time and run-time</text:span>.</text:p>
        </text:list-item>
        <text:list-item>
          <text:p text:style-name="P22">Highlight q{} in slanted</text:p>
        </text:list-item>
        <text:list-item>
          <text:p text:style-name="P24">debug-tip: debug writeln inside pure function</text:p>
        </text:list-item>
        <text:list-item>
          <text:p text:style-name="P25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6"><text:span text:style-name="T50">Add Syntax for accessing </text:span>Template <text:span text:style-name="T51">Parameters from Instantiations</text:span></text:p>
        </text:list-item>
        <text:list-item>
          <text:p text:style-name="P28"><text:span text:style-name="T53">Copy Rust: </text:span>Pattern matching, <text:span text:style-name="T53">Integer Literals such 10i32</text:span></text:p>
        </text:list-item>
        <text:list-item>
          <text:p text:style-name="P29">Only unittest used parts of imported modules. <text:span text:style-name="T52">This requires logic that figures which unittest that depend on a given function (which is imported).</text:span></text:p>
        </text:list-item>
        <text:list-item>
          <text:p text:style-name="P27"><text:soft-page-break/>Add check<text:span text:style-name="T45">s</text:span> for unused returns in strictly pure functional calls in dmd <text:span text:style-name="T45">(either by default or when warnings are activated)</text:span>. Is there a property to check for this in dmd.?</text:p>
        </text:list-item>
        <text:list-item>
          <text:p text:style-name="P42"><text:span text:style-name="T35">Behaviour of </text:span><text:span text:style-name="T6">class_name?.</text:span><text:span text:style-name="T8">member</text:span>:</text:p>
        </text:list-item>
        <text:list-item>
          <text:p text:style-name="P43"><text:span text:style-name="T7">null</text:span><text:span text:style-name="T47"> or </text:span><text:span text:style-name="T7">member.init</text:span><text:span text:style-name="T47">?</text:span></text:p>
        </text:list-item>
        <text:list-item>
          <text:p text:style-name="P43"><text:span text:style-name="T47">When </text:span><text:span text:style-name="T7">class_name</text:span><text:span text:style-name="T47"> is </text:span><text:span text:style-name="T7">null</text:span><text:span text:style-name="T47">?</text:span></text:p>
        </text:list-item>
        <text:list-item>
          <text:p text:style-name="P44"><text:span text:style-name="T6">Just</text:span>, <text:span text:style-name="T6">maybe</text:span></text:p>
        </text:list-item>
        <text:list-item>
          <text:p text:style-name="P45">@nullable</text:p>
        </text:list-item>
        <text:list-item>
          <text:p text:style-name="P9">Elisp-Style Operators Logical or: Use Operator <text:span text:style-name="T6">??</text:span></text:p>
        </text:list-item>
        <text:list-item>
          <text:p text:style-name="P10"><text:span text:style-name="T46">Units: </text:span><text:line-break/><text:span text:style-name="T44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3">https://github.com/klickverbot/phobos/blob/units/std/units.d</text:span></text:a><text:span text:style-name="T43"><text:line-break/>http://forum.dlang.org/thread/ifo2m5$19ru$1@digitalmars.com</text:span></text:p>
        </text:list-item>
        <text:list-item>
          <text:p text:style-name="P11">Implement “<text:span text:style-name="T42">get context at point in file”</text:span> in DMD similar to what libclang does.</text:p>
        </text:list-item>
        <text:list-item>
          <text:p text:style-name="P12"><text:span text:style-name="T21">A</text:span>dd function qualifier attribute <text:span text:style-name="T25">@portable</text:span><text:span text:style-name="T26"> </text:span><text:span text:style-name="T33">ensuring that fundamental </text:span><text:span text:style-name="T41">behaviour </text:span><text:span text:style-name="T33">will be portable across different target platforms. For example function doesn't use</text:span></text:p>
        </text:list-item>
        <text:list-item>
          <text:p text:style-name="P46">range and pointer casts from bytes to shorts etc.</text:p>
        </text:list-item>
        <text:list-item>
          <text:p text:style-name="P47"><text:span text:style-name="T33">u</text:span><text:span text:style-name="T32">nions </text:span><text:span text:style-name="T34">with</text:span></text:p>
        </text:list-item>
        <text:list-item>
          <text:p text:style-name="P33"><text:span text:style-name="T23">std.algorithm.</text:span><text:span text:style-name="T22">reduce</text:span> should guess its unit argument based on fun <text:span text:style-name="T27">and </text:span><text:span text:style-name="T24">CommonType</text:span><text:span text:style-name="T27"> of input arguments according</text:span>:</text:p>
        </text:list-item>
        <text:list-item>
          <text:p text:style-name="P48">+, -: 0</text:p>
        </text:list-item>
        <text:list-item>
          <text:p text:style-name="P48">*: 1</text:p>
        </text:list-item>
        <text:list-item>
          <text:p text:style-name="P34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35">Stack-trace for failed unittests or debuggable</text:p>
        </text:list-item>
        <text:list-item>
          <text:p text:style-name="P37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5881895941045232096" text:style-name="LS2">
        <text:list-item>
          <text:p text:style-name="P38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8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8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8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36">Improve compiler context feedback for incorrect code in mixins <text:span text:style-name="T49">by printing the contents of the mixin together with showing were in the mixin the problem occurred.</text:span></text:p>
        </text:list-item>
        <text:list-item>
          <text:p text:style-name="P41"><text:span text:style-name="T5">Make "Foreach Restrictions" at </text:span><text:a xlink:type="simple" xlink:href="http://dlang.org/statement.html"><text:span text:style-name="T20">http</text:span></text:a><text:a xlink:type="simple" xlink:href="http://dlang.org/statement.html"><text:span text:style-name="T20">://</text:span></text:a><text:a xlink:type="simple" xlink:href="http://dlang.org/statement.html"><text:span text:style-name="T20">dlang</text:span></text:a><text:a xlink:type="simple" xlink:href="http://dlang.org/statement.html"><text:span text:style-name="T20">.</text:span></text:a><text:a xlink:type="simple" xlink:href="http://dlang.org/statement.html"><text:span text:style-name="T20">org</text:span></text:a><text:a xlink:type="simple" xlink:href="http://dlang.org/statement.html"><text:span text:style-name="T20">/</text:span></text:a><text:a xlink:type="simple" xlink:href="http://dlang.org/statement.html"><text:span text:style-name="T20">statement</text:span></text:a><text:a xlink:type="simple" xlink:href="http://dlang.org/statement.html"><text:span text:style-name="T20">.</text:span></text:a><text:a xlink:type="simple" xlink:href="http://dlang.org/statement.html"><text:span text:style-name="T20">html</text:span></text:a><text:span text:style-name="T5"> error in compiler </text:span></text:p>
        </text:list-item>
        <text:list-item>
          <text:p text:style-name="P38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8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oft-page-break/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36">When Comparing Constants String-literals warn about duplicates</text:p>
          <text:list>
            <text:list-item>
              <text:p text:style-name="P36">if-else-if conditions and</text:p>
            </text:list-item>
            <text:list-item>
              <text:p text:style-name="P36">switch cases</text:p>
            </text:list-item>
          </text:list>
        </text:list-item>
        <text:list-item>
          <text:p text:style-name="P38">Error About <text:span text:style-name="T6">Duplicate Conditions</text:span> if-else-if-chains or switchs. May require CTFE.</text:p>
        </text:list-item>
        <text:list-item>
          <text:p text:style-name="P38">Builtin Memoization of Code Generation and Evaluation of Unit Tests and Perhaps Also pure functions (<text:span text:style-name="T6">Killer App!</text:span>)</text:p>
        </text:list-item>
        <text:list-item>
          <text:p text:style-name="P38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7">ptrdiff_t d =</text:span><text:span text:style-name="T16"> </text:span><text:span text:style-name="T17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8"><text:span text:style-name="T6">Persistent CTFE Memoization</text:span>: Requires Compiler + Source Code Hashing</text:p>
          <text:list>
            <text:list-item>
              <text:p text:style-name="P38">Compiler Caching</text:p>
            </text:list-item>
            <text:list-item>
              <text:p text:style-name="P38">Could be shared of Network</text:p>
            </text:list-item>
            <text:list-item>
              <text:p text:style-name="P38">Write them on disk so user can see result of CTFE</text:p>
            </text:list-item>
            <text:list-item>
              <text:p text:style-name="P38">Extend <text:span text:style-name="T18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3422696501516281443" text:style-name="LS3">
        <text:list-item>
          <text:p text:style-name="P39">Highlight <text:span text:style-name="T6">DDoc</text:span> Comment Tags and Sections in Emacs for example</text:p>
          <text:list>
            <text:list-item>
              <text:p text:style-name="P39">$(D alpha)</text:p>
            </text:list-item>
            <text:list-item>
              <text:p text:style-name="P39">Returns: </text:p>
            </text:list-item>
          </text:list>
        </text:list-item>
        <text:list-item>
          <text:p text:style-name="P39">And Overloads for single character operations on text markings</text:p>
          <text:list>
            <text:list-item>
              <text:p text:style-name="P39">b: Bold</text:p>
            </text:list-item>
            <text:list-item>
              <text:p text:style-name="P39">i: Italic</text:p>
            </text:list-item>
            <text:list-item>
              <text:p text:style-name="P39">p: Parameter</text:p>
            </text:list-item>
            <text:list-item>
              <text:p text:style-name="P39">etc</text:p>
            </text:list-item>
          </text:list>
        </text:list-item>
        <text:list-item>
          <text:p text:style-name="P39"><text:span text:style-name="T18">assert</text:span> and <text:span text:style-name="T18">enforce</text:span> should either capture arguments and their values (say a and b) of expressions (say a == b) and print their string values along with their values as C++ does with expression templates. Maybe we could use lazy here. <text:span text:style-name="T48">For ranges it could also what element it fail ed to equal on.</text:span></text:p>
        </text:list-item>
        <text:list-item>
          <text:p text:style-name="P39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9">IDEs such as Eclipse DDT should understand how mixins are expanded and make these <text:span text:style-name="T6">expandable</text:span> in the editor</text:p>
        </text:list-item>
        <text:list-item>
          <text:p text:style-name="P39">Warn about unused returns in pure function calls</text:p>
        </text:list-item>
        <text:list-item>
          <text:p text:style-name="P39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3275062199609019253" text:style-name="LS4">
        <text:list-item>
          <text:p text:style-name="P40">Compiler should</text:p>
          <text:list>
            <text:list-item>
              <text:p text:style-name="P40">Warn about unused imports like Ada for example. This should be easy to fix.</text:p>
            </text:list-item>
            <text:list-item>
              <text:p text:style-name="P40">Explain why template instantiations with concept requirements doesn’t fullfil their needs:</text:p>
              <text:list>
                <text:list-item>
                  <text:p text:style-name="P40">For example for <text:span text:style-name="T18">opIndex</text:span> and length needs to be implemented for functions that operate <text:span text:style-name="T18">RandomAccessRanges</text:span> for example retro.</text:p>
                </text:list-item>
                <text:list-item>
                  <text:p text:style-name="P40"><text:soft-page-break/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Per Nordlöw</dc:creator>
    <meta:editing-cycles>97</meta:editing-cycles>
    <dc:date>2014-07-11T14:06:23.652386595</dc:date>
    <meta:editing-duration>PT4H54M3S</meta:editing-duration>
    <meta:document-statistic meta:table-count="1" meta:image-count="0" meta:object-count="0" meta:page-count="4" meta:paragraph-count="93" meta:word-count="1054" meta:character-count="6960" meta:non-whitespace-character-count="6006"/>
  </office:meta>
</office:document-meta>
</file>